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d5393" officeooo:paragraph-rsid="001d5393" style:font-size-asian="14pt" style:font-size-complex="14pt"/>
    </style:style>
    <style:style style:name="P2" style:family="paragraph" style:parent-style-name="Standard">
      <style:text-properties fo:font-size="14pt" officeooo:rsid="001e1c0a" officeooo:paragraph-rsid="001e1c0a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1d5393" officeooo:paragraph-rsid="001d5393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text-properties fo:color="#ff0000" fo:font-size="14pt" officeooo:rsid="001e5794" officeooo:paragraph-rsid="001e5794" style:font-size-asian="14pt" style:font-size-complex="14pt"/>
    </style:style>
    <style:style style:name="P5" style:family="paragraph" style:parent-style-name="Standard">
      <style:text-properties fo:color="#ff0000" officeooo:rsid="001d5393" officeooo:paragraph-rsid="001d5393"/>
    </style:style>
    <style:style style:name="P6" style:family="paragraph" style:parent-style-name="Standard">
      <style:text-properties fo:color="#ff0000" officeooo:rsid="001e5794" officeooo:paragraph-rsid="001e5794"/>
    </style:style>
    <style:style style:name="P7" style:family="paragraph" style:parent-style-name="Standard">
      <style:text-properties fo:color="#000000" officeooo:rsid="001e5794" officeooo:paragraph-rsid="001e5794"/>
    </style:style>
    <style:style style:name="P8" style:family="paragraph" style:parent-style-name="Standard">
      <style:text-properties fo:color="#000000" officeooo:rsid="00218870" officeooo:paragraph-rsid="00218870"/>
    </style:style>
    <style:style style:name="P9" style:family="paragraph" style:parent-style-name="Text_20_body">
      <style:text-properties fo:font-variant="normal" fo:text-transform="none" fo:color="#000000" style:font-name="arial" fo:font-size="14pt" fo:letter-spacing="normal" fo:font-style="normal" fo:font-weight="normal" officeooo:rsid="00218870" officeooo:paragraph-rsid="00218870"/>
    </style:style>
    <style:style style:name="P10" style:family="paragraph" style:parent-style-name="Text_20_body">
      <style:text-properties fo:color="#000000" fo:font-size="11pt" style:text-underline-style="none" fo:font-weight="normal" officeooo:rsid="00245fd1" officeooo:paragraph-rsid="00245fd1" style:font-size-asian="11pt" style:font-weight-asian="normal" style:font-size-complex="11pt" style:font-weight-complex="normal"/>
    </style:style>
    <style:style style:name="P11" style:family="paragraph" style:parent-style-name="Text_20_body">
      <style:text-properties officeooo:rsid="0022e703" officeooo:paragraph-rsid="0022e703"/>
    </style:style>
    <style:style style:name="P12" style:family="paragraph" style:parent-style-name="Text_20_body">
      <style:text-properties officeooo:paragraph-rsid="0022e703"/>
    </style:style>
    <style:style style:name="P13" style:family="paragraph" style:parent-style-name="Text_20_body">
      <style:text-properties officeooo:rsid="0023cf71" officeooo:paragraph-rsid="0023cf71"/>
    </style:style>
    <style:style style:name="P14" style:family="paragraph" style:parent-style-name="Text_20_body">
      <style:text-properties fo:color="#c9211e" fo:font-size="11pt" style:text-underline-style="solid" style:text-underline-width="auto" style:text-underline-color="font-color" fo:font-weight="bold" officeooo:rsid="00245fd1" officeooo:paragraph-rsid="00245fd1" style:font-size-asian="11pt" style:font-weight-asian="bold" style:font-size-complex="11pt" style:font-weight-complex="bold"/>
    </style:style>
    <style:style style:name="P15" style:family="paragraph" style:parent-style-name="Text_20_body">
      <style:text-properties officeooo:rsid="002501e3" officeooo:paragraph-rsid="002501e3"/>
    </style:style>
    <style:style style:name="P16" style:family="paragraph" style:parent-style-name="Text_20_body">
      <style:text-properties officeooo:rsid="002501e3" officeooo:paragraph-rsid="00253b7f"/>
    </style:style>
    <style:style style:name="P17" style:family="paragraph" style:parent-style-name="Text_20_body">
      <style:text-properties fo:font-size="11pt" officeooo:rsid="0022e703" officeooo:paragraph-rsid="0022e703" style:font-size-asian="11pt" style:font-size-complex="11pt"/>
    </style:style>
    <style:style style:name="P18" style:family="paragraph" style:parent-style-name="Text_20_body">
      <style:text-properties fo:font-size="11pt" officeooo:rsid="002501e3" officeooo:paragraph-rsid="002501e3" style:font-size-asian="11pt" style:font-size-complex="11pt"/>
    </style:style>
    <style:style style:name="P19" style:family="paragraph" style:parent-style-name="Text_20_body">
      <style:text-properties fo:font-size="11pt" officeooo:rsid="00245fd1" officeooo:paragraph-rsid="00245fd1" style:font-size-asian="11pt" style:font-size-complex="11pt"/>
    </style:style>
    <style:style style:name="P20" style:family="paragraph" style:parent-style-name="Text_20_body">
      <style:text-properties fo:font-size="11pt" officeooo:rsid="00245fd1" officeooo:paragraph-rsid="0022e703" style:font-size-asian="11pt" style:font-size-complex="11pt"/>
    </style:style>
    <style:style style:name="P21" style:family="paragraph" style:parent-style-name="Text_20_body">
      <style:text-properties fo:color="#158466" officeooo:rsid="002501e3" officeooo:paragraph-rsid="002501e3"/>
    </style:style>
    <style:style style:name="P22" style:family="paragraph" style:parent-style-name="Text_20_body">
      <style:text-properties officeooo:rsid="00253b7f" officeooo:paragraph-rsid="00253b7f"/>
    </style:style>
    <style:style style:name="P23" style:family="paragraph" style:parent-style-name="Text_20_body">
      <style:text-properties officeooo:rsid="00269be3" officeooo:paragraph-rsid="00269be3"/>
    </style:style>
    <style:style style:name="P24" style:family="paragraph" style:parent-style-name="Text_20_body">
      <style:text-properties officeooo:rsid="002921f0" officeooo:paragraph-rsid="002921f0"/>
    </style:style>
    <style:style style:name="P25" style:family="paragraph" style:parent-style-name="Text_20_body">
      <style:text-properties officeooo:rsid="002a548a" officeooo:paragraph-rsid="002a548a"/>
    </style:style>
    <style:style style:name="P26" style:family="paragraph" style:parent-style-name="Text_20_body">
      <style:text-properties fo:color="#bf0041" officeooo:rsid="002a548a" officeooo:paragraph-rsid="002a548a"/>
    </style:style>
    <style:style style:name="P27" style:family="paragraph" style:parent-style-name="Text_20_body">
      <style:text-properties officeooo:rsid="002d26aa" officeooo:paragraph-rsid="002d26aa"/>
    </style:style>
    <style:style style:name="P28" style:family="paragraph" style:parent-style-name="Text_20_body" style:list-style-name="L1">
      <style:paragraph-properties fo:margin-left="0cm" fo:margin-right="0.529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normal"/>
    </style:style>
    <style:style style:name="T1" style:family="text">
      <style:text-properties fo:color="#000000"/>
    </style:style>
    <style:style style:name="T2" style:family="text">
      <style:text-properties officeooo:rsid="001f34fa"/>
    </style:style>
    <style:style style:name="T3" style:family="text">
      <style:text-properties officeooo:rsid="00253b7f"/>
    </style:style>
    <style:style style:name="T4" style:family="text">
      <style:text-properties officeooo:rsid="0027e6bd"/>
    </style:style>
    <style:style style:name="T5" style:family="text">
      <style:text-properties officeooo:rsid="002c3752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dulo 1</text:p>
      <text:p text:style-name="P1"/>
      <text:p text:style-name="P2">Migración de valor</text:p>
      <text:p text:style-name="P2"/>
      <text:p text:style-name="P2">ciencia de datos: problemas a resolver</text:p>
      <text:p text:style-name="P2"/>
      <text:p text:style-name="P2">siempre tener un destinatario para generar valor→ como le genero valor?</text:p>
      <text:p text:style-name="P2"/>
      <text:p text:style-name="P4">Gerardo heckman<text:span text:style-name="T2">n</text:span>: </text:p>
      <text:p text:style-name="P4">trabajando en bancor vieron de mejorar la experiencia del cliente bancor en base al analisis de sus propias opiniones</text:p>
      <text:p text:style-name="P5"/>
      <text:p text:style-name="P5"/>
      <text:p text:style-name="P6">e<text:span text:style-name="T1">l banco tiene mucha informacion de opiniones (de lo que habla con el call center), muchas cosas con sus publicaciones en redes sociales. Twitter que palabras usa que sentimiento expresa</text:span></text:p>
      <text:p text:style-name="P7">Gestar(crm- sistema donde el operador detalla resumidamente cada consulta)</text:p>
      <text:p text:style-name="P7">mejorar antes de que el cliente se queje</text:p>
      <text:p text:style-name="P7"/>
      <text:p text:style-name="P7"/>
      <text:p text:style-name="P8">Clase2: </text:p>
      <text:p text:style-name="P8">discusion de telenor</text:p>
      <text:p text:style-name="P8"/>
      <text:p text:style-name="P8">serbia: pais comunista</text:p>
      <text:p text:style-name="P8"/>
      <text:p text:style-name="P9"><text:bookmark text:name="yui_3_17_2_1_1622291779126_30"/><text:bookmark text:name="yui_3_17_2_1_1622291779126_31"/>Desarrollaremos un ejemplo simple basado en una hipotética empresa que hace ventas por catálogos y opera con un margen bruto del 20%. Renueva su catálogo 4 veces al año. Ha identificado dos perfiles de clientes, con las siguientes características:</text:p>
      <text:list xml:id="list1863794645" text:style-name="L1">
        <text:list-item>
          <text:list>
            <text:list-item>
              <text:p text:style-name="P28">Cliente Frecuente: compra en promedio 2 veces al año, tiene una tasa de deserción del 25%, compra en promedio $50 dólares por año.</text:p>
            </text:list-item>
            <text:list-item>
              <text:p text:style-name="P28">Cliente Ocasional: compra en promedio 1 vez al año, tiene una tasa de deserción del 50%, compra en promedio $80 dólares por año.</text:p>
            </text:list-item>
          </text:list>
        </text:list-item>
      </text:list>
      <text:p text:style-name="Text_20_body"><text:line-break/></text:p>
      <text:p text:style-name="Text_20_body">Antecedentes de la empresa Telenor The Telenor Group es una corporación multinacional</text:p>
      <text:p text:style-name="Text_20_body">noruega (MNC). Fundada en 1855 como proveedora de servicios de telégrafo, se había</text:p>
      <text:p text:style-name="Text_20_body">expandido a la telefonía de línea fija y más tarde se convirtió en un proveedor de las</text:p>
      <text:p text:style-name="Text_20_body">tecnologías de telecomunicaciones de vanguardia que surgieron en el período posterior a la</text:p>
      <text:p text:style-name="Text_20_body">Segunda Guerra Mundial;</text:p>
      <text:p text:style-name="Text_20_body"/>
      <text:p text:style-name="P11"><text:soft-page-break/>¿Debería Telenor ofrecer servicios financieros de banca minorista en Serbia?</text:p>
      <text:p text:style-name="P11">Si, aprovechar la red y prestigio</text:p>
      <text:p text:style-name="P11"/>
      <text:p text:style-name="P11">• ¿A qué segmento/s debería dirigirse?</text:p>
      <text:p text:style-name="P17">segmento1: ingresos altos, ahorrar, administran bien</text:p>
      <text:p text:style-name="P17">segmento 3: arriesgados, acceso a tecnologia</text:p>
      <text:p text:style-name="P17">segmento 6: acceso a tecnologia son neutros, no se consideran cuidadosos, buscan estar a la vanguardia</text:p>
      <text:p text:style-name="P17"/>
      <text:p text:style-name="P17">segmento2 <text:s/>mas arriesgado. No usan prestamos, tienen efectivo</text:p>
      <text:p text:style-name="P17"/>
      <text:p text:style-name="P18">Negocio:</text:p>
      <text:p text:style-name="P14">-----Rentabilidad= Margen por volumen(entonces el volumen no es determinante )---<text:span text:style-name="T4">Regla de dupont</text:span></text:p>
      <text:p text:style-name="P10">a mayor margen buscan por servicio no por precio (starbucks)</text:p>
      <text:p text:style-name="P18">p obtener ese valor obtener una propuesta de valor</text:p>
      <text:p text:style-name="P18">banco centrado en trabajar online</text:p>
      <text:p text:style-name="P20"/>
      <text:p text:style-name="P18">como hace dinero un banco? depositos y creditos, combinacion</text:p>
      <text:p text:style-name="P18">depositos: segmento 1 y 3</text:p>
      <text:p text:style-name="P18">creditos: segmento 6 ideales para los bancos porque viven endeudados</text:p>
      <text:p text:style-name="P18">sectores jovenes, familiarizados con la tecnologia</text:p>
      <text:p text:style-name="P19"/>
      <text:p text:style-name="P21">que yo haya elegido un cliente en el centro no quiere decir que deje a los demas de lado, quiere decir que es mi centro</text:p>
      <text:p text:style-name="P11"/>
      <text:p text:style-name="P11"/>
      <text:p text:style-name="P11"/>
      <text:p text:style-name="P11">• ¿Qué hacer en estrategia de marca?</text:p>
      <text:p text:style-name="P13">Usar la misma marca</text:p>
      <text:p text:style-name="P11"/>
      <text:p text:style-name="P11"/>
      <text:p text:style-name="P11">• ¿Y el posicionamiento?</text:p>
      <text:p text:style-name="P11">Aprovechar la red </text:p>
      <text:p text:style-name="P15">1.definir:</text:p>
      <text:p text:style-name="P15"><text:soft-page-break/>a quien me dirijo(categoria): banca movil dentro de banca minorista</text:p>
      <text:p text:style-name="P15"/>
      <text:p text:style-name="P15"/>
      <text:p text:style-name="P15">2.diferenciar</text:p>
      <text:p text:style-name="P16">quienes son mis competidores: otros bancos minoristas, <text:span text:style-name="T3">digo que ninguno pero </text:span>no decir nunca que no hay ningun competidor siempre hay</text:p>
      <text:p text:style-name="P16">empresa: producto simple que esta en todas partes usando marca existente</text:p>
      <text:p text:style-name="P15">3.profundizar</text:p>
      <text:p text:style-name="P22">posicionamiento: mas tiempo para las cosas divertidas de la vida</text:p>
      <text:p text:style-name="P22"/>
      <text:p text:style-name="P22">“Nuestro banco esta en tus manos”---Telenor Bank</text:p>
      <text:p text:style-name="P11"/>
      <text:p text:style-name="P11">• ¿Qué ofertas de productos/servicios tienen sentido?</text:p>
      <text:p text:style-name="P11"/>
      <text:p text:style-name="P11"/>
      <text:p text:style-name="P11"/>
      <text:p text:style-name="P11">• ¿Qué hacer con las sucursales?</text:p>
      <text:p text:style-name="P23">Compraron un banco que ya tenia su red de sucursales, pero decidieron no tener sucursales</text:p>
      <text:p text:style-name="P23"/>
      <text:p text:style-name="P11"/>
      <text:p text:style-name="P11"/>
      <text:p text:style-name="P11"/>
      <text:p text:style-name="P12"/>
      <text:p text:style-name="P22">---Siempre que hay una decision hay un riesgo la cuestion es minimizarlo</text:p>
      <text:p text:style-name="Text_20_body"/>
      <text:p text:style-name="Text_20_body">---------------------------------------------------------------------------------------------------------</text:p>
      <text:p text:style-name="P24">Activar la necesidad: sistemas de recomendación</text:p>
      <text:p text:style-name="P24">motivar es dar motivos para, no dar motivacion</text:p>
      <text:p text:style-name="P24"/>
      <text:p text:style-name="P25">trade off: valor que asigna un cosumidor</text:p>
      <text:p text:style-name="P26">trade off= (prestacion+ emocion)/(precio <text:s/>+ incomodidades <text:span text:style-name="T5">+ inseguridades</text:span>)</text:p>
      <text:p text:style-name="Text_20_body"/>
      <text:p text:style-name="P27"><text:soft-page-break/>las expectativas son mas estables que las actitude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19:17:24.931713036</meta:creation-date>
    <dc:date>2021-06-02T15:27:34.362915439</dc:date>
    <meta:editing-duration>PT2H16M45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4" meta:paragraph-count="60" meta:word-count="554" meta:character-count="3594" meta:non-whitespace-character-count="3099"/>
  </office:meta>
</office:document-meta>
</file>